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ea25d" officeooo:paragraph-rsid="000db27b"/>
    </style:style>
    <style:style style:name="P2" style:family="paragraph" style:parent-style-name="Text_20_body">
      <style:paragraph-properties fo:text-align="start" style:justify-single-word="false"/>
      <style:text-properties officeooo:paragraph-rsid="001acce8"/>
    </style:style>
    <style:style style:name="P3" style:family="paragraph" style:parent-style-name="Text_20_body">
      <style:paragraph-properties fo:text-align="start" style:justify-single-word="false"/>
      <style:text-properties officeooo:paragraph-rsid="0021b403"/>
    </style:style>
    <style:style style:name="P4" style:family="paragraph" style:parent-style-name="Text_20_body">
      <style:paragraph-properties fo:text-align="start" style:justify-single-word="false"/>
      <style:text-properties officeooo:paragraph-rsid="00235654"/>
    </style:style>
    <style:style style:name="P5" style:family="paragraph" style:parent-style-name="Text_20_body">
      <style:paragraph-properties fo:text-align="start" style:justify-single-word="false"/>
      <style:text-properties officeooo:paragraph-rsid="0024b182"/>
    </style:style>
    <style:style style:name="P6" style:family="paragraph" style:parent-style-name="Text_20_body">
      <style:paragraph-properties fo:text-align="start" style:justify-single-word="false"/>
      <style:text-properties officeooo:paragraph-rsid="002c41a3"/>
    </style:style>
    <style:style style:name="P7" style:family="paragraph" style:parent-style-name="Text_20_body">
      <style:paragraph-properties fo:text-align="start" style:justify-single-word="false"/>
      <style:text-properties officeooo:paragraph-rsid="00329863"/>
    </style:style>
    <style:style style:name="P8" style:family="paragraph" style:parent-style-name="Text_20_body">
      <style:paragraph-properties fo:text-align="start" style:justify-single-word="false"/>
      <style:text-properties officeooo:rsid="002c3fd4" officeooo:paragraph-rsid="002c3fd4"/>
    </style:style>
    <style:style style:name="P9" style:family="paragraph" style:parent-style-name="Text_20_body">
      <style:text-properties officeooo:paragraph-rsid="0029e75e"/>
    </style:style>
    <style:style style:name="P10" style:family="paragraph" style:parent-style-name="Text_20_body">
      <style:text-properties officeooo:rsid="0034261d" officeooo:paragraph-rsid="0034261d"/>
    </style:style>
    <style:style style:name="P11" style:family="paragraph" style:parent-style-name="Text_20_body">
      <style:paragraph-properties fo:text-align="start" style:justify-single-word="false"/>
      <style:text-properties officeooo:rsid="003523aa" officeooo:paragraph-rsid="003523aa"/>
    </style:style>
    <style:style style:name="P12" style:family="paragraph" style:parent-style-name="Text_20_body">
      <style:paragraph-properties fo:text-align="start" style:justify-single-word="false"/>
      <style:text-properties officeooo:rsid="00168578" officeooo:paragraph-rsid="003e9e5c"/>
    </style:style>
    <style:style style:name="P13" style:family="paragraph" style:parent-style-name="Text_20_body">
      <style:text-properties officeooo:paragraph-rsid="003e9e5c"/>
    </style:style>
    <style:style style:name="P14" style:family="paragraph" style:parent-style-name="Text_20_body">
      <style:text-properties officeooo:rsid="003e9e5c" officeooo:paragraph-rsid="003e9e5c"/>
    </style:style>
    <style:style style:name="P15" style:family="paragraph" style:parent-style-name="Standard">
      <style:paragraph-properties fo:text-align="start" style:justify-single-word="false"/>
      <style:text-properties officeooo:paragraph-rsid="00168578"/>
    </style:style>
    <style:style style:name="P16" style:family="paragraph" style:parent-style-name="Standard">
      <style:paragraph-properties fo:text-align="start" style:justify-single-word="false"/>
      <style:text-properties officeooo:rsid="00168578" officeooo:paragraph-rsid="00168578"/>
    </style:style>
    <style:style style:name="P17" style:family="paragraph" style:parent-style-name="Standard">
      <style:paragraph-properties fo:text-align="start" style:justify-single-word="false"/>
      <style:text-properties officeooo:rsid="00186ee8" officeooo:paragraph-rsid="00186ee8"/>
    </style:style>
    <style:style style:name="P18" style:family="paragraph" style:parent-style-name="Standard">
      <style:paragraph-properties fo:text-align="start" style:justify-single-word="false" fo:break-before="page"/>
      <style:text-properties officeooo:rsid="00168578" officeooo:paragraph-rsid="00168578"/>
    </style:style>
    <style:style style:name="P19" style:family="paragraph" style:parent-style-name="Title">
      <style:text-properties officeooo:paragraph-rsid="001a3061"/>
    </style:style>
    <style:style style:name="P20" style:family="paragraph" style:parent-style-name="Heading_20_2">
      <style:text-properties officeooo:rsid="003e9e5c" officeooo:paragraph-rsid="0029e75e"/>
    </style:style>
    <style:style style:name="P21" style:family="paragraph" style:parent-style-name="Heading_20_2">
      <style:paragraph-properties fo:text-align="start" style:justify-single-word="false"/>
      <style:text-properties officeooo:rsid="00168578" officeooo:paragraph-rsid="001acce8"/>
    </style:style>
    <style:style style:name="P22" style:family="paragraph" style:parent-style-name="Heading_20_2">
      <style:paragraph-properties fo:text-align="start" style:justify-single-word="false"/>
      <style:text-properties officeooo:rsid="002240f2" officeooo:paragraph-rsid="002240f2"/>
    </style:style>
    <style:style style:name="P23" style:family="paragraph" style:parent-style-name="Heading_20_2">
      <style:paragraph-properties fo:text-align="start" style:justify-single-word="false"/>
      <style:text-properties officeooo:rsid="00235654" officeooo:paragraph-rsid="00235654"/>
    </style:style>
    <style:style style:name="P24" style:family="paragraph" style:parent-style-name="Heading_20_2">
      <style:paragraph-properties fo:text-align="start" style:justify-single-word="false"/>
      <style:text-properties officeooo:rsid="00235654" officeooo:paragraph-rsid="002c41a3"/>
    </style:style>
    <style:style style:name="P25" style:family="paragraph" style:parent-style-name="Heading_20_2">
      <style:paragraph-properties fo:text-align="start" style:justify-single-word="false"/>
      <style:text-properties officeooo:rsid="002c41a3" officeooo:paragraph-rsid="002c41a3"/>
    </style:style>
    <style:style style:name="P26" style:family="paragraph" style:parent-style-name="Heading_20_2">
      <style:paragraph-properties fo:text-align="start" style:justify-single-word="false"/>
      <style:text-properties officeooo:rsid="00329863" officeooo:paragraph-rsid="00329863"/>
    </style:style>
    <style:style style:name="P27" style:family="paragraph" style:parent-style-name="Text_20_body">
      <style:paragraph-properties fo:text-align="justify" style:justify-single-word="false">
        <style:tab-stops>
          <style:tab-stop style:position="3.154cm"/>
        </style:tab-stops>
      </style:paragraph-properties>
      <style:text-properties fo:color="#000000" style:font-name="Courier New" officeooo:rsid="0025cc98" officeooo:paragraph-rsid="003fe32a"/>
    </style:style>
    <style:style style:name="P28" style:family="paragraph" style:parent-style-name="Text_20_body">
      <style:paragraph-properties fo:text-align="justify" style:justify-single-word="false"/>
      <style:text-properties fo:color="#000000" style:font-name="Courier New" officeooo:rsid="00237878" officeooo:paragraph-rsid="003fe32a"/>
    </style:style>
    <style:style style:name="P29" style:family="paragraph" style:parent-style-name="Text_20_body" style:list-style-name="L1">
      <style:paragraph-properties fo:text-align="justify" style:justify-single-word="false"/>
      <style:text-properties fo:color="#000000" style:font-name="Courier New" officeooo:rsid="0023d651" officeooo:paragraph-rsid="003fe32a"/>
    </style:style>
    <style:style style:name="P30" style:family="paragraph" style:parent-style-name="Text_20_body" style:list-style-name="L1">
      <style:paragraph-properties fo:text-align="justify" style:justify-single-word="false">
        <style:tab-stops>
          <style:tab-stop style:position="3.154cm"/>
        </style:tab-stops>
      </style:paragraph-properties>
      <style:text-properties fo:color="#000000" style:font-name="Courier New" officeooo:rsid="00253386" officeooo:paragraph-rsid="003fe32a"/>
    </style:style>
    <style:style style:name="P31" style:family="paragraph" style:parent-style-name="Text_20_body" style:list-style-name="L1">
      <style:paragraph-properties fo:text-align="justify" style:justify-single-word="false">
        <style:tab-stops>
          <style:tab-stop style:position="3.154cm"/>
        </style:tab-stops>
      </style:paragraph-properties>
      <style:text-properties fo:color="#000000" style:font-name="Courier New" officeooo:rsid="002587f1" officeooo:paragraph-rsid="003fe32a"/>
    </style:style>
    <style:style style:name="P32" style:family="paragraph" style:parent-style-name="Text_20_body" style:list-style-name="L1">
      <style:paragraph-properties fo:text-align="justify" style:justify-single-word="false">
        <style:tab-stops>
          <style:tab-stop style:position="3.154cm"/>
        </style:tab-stops>
      </style:paragraph-properties>
      <style:text-properties fo:color="#000000" style:font-name="Courier New" officeooo:rsid="0025bb2d" officeooo:paragraph-rsid="003fe32a"/>
    </style:style>
    <style:style style:name="P33" style:family="paragraph" style:parent-style-name="Text_20_body" style:list-style-name="L1">
      <style:paragraph-properties fo:text-align="justify" style:justify-single-word="false">
        <style:tab-stops>
          <style:tab-stop style:position="3.154cm"/>
        </style:tab-stops>
      </style:paragraph-properties>
      <style:text-properties fo:color="#000000" style:font-name="Courier New" officeooo:rsid="0026009d" officeooo:paragraph-rsid="003fe32a"/>
    </style:style>
    <style:style style:name="P34" style:family="paragraph" style:parent-style-name="Text_20_body" style:list-style-name="L1">
      <style:paragraph-properties fo:text-align="justify" style:justify-single-word="false"/>
      <style:text-properties officeooo:paragraph-rsid="003fe32a"/>
    </style:style>
    <style:style style:name="P35" style:family="paragraph" style:parent-style-name="Text_20_body" style:list-style-name="L1">
      <style:paragraph-properties fo:text-align="justify" style:justify-single-word="false"/>
      <style:text-properties officeooo:rsid="0023d651" officeooo:paragraph-rsid="003fe32a"/>
    </style:style>
    <style:style style:name="P36" style:family="paragraph" style:parent-style-name="Text_20_body" style:list-style-name="L1">
      <style:paragraph-properties fo:text-align="justify" style:justify-single-word="false">
        <style:tab-stops>
          <style:tab-stop style:position="3.154cm"/>
        </style:tab-stops>
      </style:paragraph-properties>
      <style:text-properties officeooo:rsid="0023d651" officeooo:paragraph-rsid="003fe32a"/>
    </style:style>
    <style:style style:name="P37" style:family="paragraph" style:parent-style-name="Text_20_body" style:list-style-name="L1">
      <style:paragraph-properties fo:text-align="justify" style:justify-single-word="false">
        <style:tab-stops>
          <style:tab-stop style:position="3.154cm"/>
        </style:tab-stops>
      </style:paragraph-properties>
      <style:text-properties officeooo:rsid="002587f1" officeooo:paragraph-rsid="003fe32a"/>
    </style:style>
    <style:style style:name="T1" style:family="text">
      <style:text-properties officeooo:rsid="00186ee8"/>
    </style:style>
    <style:style style:name="T2" style:family="text">
      <style:text-properties officeooo:rsid="001a3061"/>
    </style:style>
    <style:style style:name="T3" style:family="text">
      <style:text-properties officeooo:rsid="001acce8"/>
    </style:style>
    <style:style style:name="T4" style:family="text">
      <style:text-properties officeooo:rsid="001b847e"/>
    </style:style>
    <style:style style:name="T5" style:family="text">
      <style:text-properties officeooo:rsid="001d06d5"/>
    </style:style>
    <style:style style:name="T6" style:family="text">
      <style:text-properties officeooo:rsid="001f22dd"/>
    </style:style>
    <style:style style:name="T7" style:family="text">
      <style:text-properties officeooo:rsid="0021b403"/>
    </style:style>
    <style:style style:name="T8" style:family="text">
      <style:text-properties officeooo:rsid="002240f2"/>
    </style:style>
    <style:style style:name="T9" style:family="text">
      <style:text-properties officeooo:rsid="0024b182"/>
    </style:style>
    <style:style style:name="T10" style:family="text">
      <style:text-properties fo:color="#000000" fo:font-weight="bold" officeooo:rsid="0024b182" style:font-weight-asian="bold" style:font-weight-complex="bold"/>
    </style:style>
    <style:style style:name="T11" style:family="text">
      <style:text-properties fo:color="#000000" style:font-name="Courier New"/>
    </style:style>
    <style:style style:name="T12" style:family="text">
      <style:text-properties fo:color="#000000" style:font-name="Courier New" officeooo:rsid="0021629d"/>
    </style:style>
    <style:style style:name="T13" style:family="text">
      <style:text-properties fo:color="#000000" style:font-name="Courier New" officeooo:rsid="00230748"/>
    </style:style>
    <style:style style:name="T14" style:family="text">
      <style:text-properties fo:color="#000000" style:font-name="Courier New" officeooo:rsid="00237878"/>
    </style:style>
    <style:style style:name="T15" style:family="text">
      <style:text-properties fo:color="#000000" style:font-name="Courier New" officeooo:rsid="00253386"/>
    </style:style>
    <style:style style:name="T16" style:family="text">
      <style:text-properties fo:color="#000000" style:font-name="Courier New" style:text-underline-style="solid" style:text-underline-width="auto" style:text-underline-color="font-color" officeooo:rsid="00253386"/>
    </style:style>
    <style:style style:name="T17" style:family="text">
      <style:text-properties fo:color="#000000" style:font-name="Courier New" officeooo:rsid="002587f1"/>
    </style:style>
    <style:style style:name="T18" style:family="text">
      <style:text-properties fo:color="#000000" style:font-name="Courier New" officeooo:rsid="0026009d"/>
    </style:style>
    <style:style style:name="T19" style:family="text">
      <style:text-properties officeooo:rsid="0025d69d"/>
    </style:style>
    <style:style style:name="T20" style:family="text">
      <style:text-properties officeooo:rsid="0026e1f7"/>
    </style:style>
    <style:style style:name="T21" style:family="text">
      <style:text-properties officeooo:rsid="0028b423"/>
    </style:style>
    <style:style style:name="T22" style:family="text">
      <style:text-properties officeooo:rsid="0029e75e"/>
    </style:style>
    <style:style style:name="T23" style:family="text">
      <style:text-properties officeooo:rsid="002c41a3"/>
    </style:style>
    <style:style style:name="T24" style:family="text">
      <style:text-properties officeooo:rsid="002dabfd"/>
    </style:style>
    <style:style style:name="T25" style:family="text">
      <style:text-properties officeooo:rsid="002f9219"/>
    </style:style>
    <style:style style:name="T26" style:family="text">
      <style:text-properties officeooo:rsid="00317dbb"/>
    </style:style>
    <style:style style:name="T27" style:family="text">
      <style:text-properties officeooo:rsid="00329863"/>
    </style:style>
    <style:style style:name="T28" style:family="text">
      <style:text-properties officeooo:rsid="0034261d"/>
    </style:style>
    <style:style style:name="T29" style:family="text">
      <style:text-properties officeooo:rsid="00358b2f"/>
    </style:style>
    <style:style style:name="T30" style:family="text">
      <style:text-properties officeooo:rsid="003897cb"/>
    </style:style>
    <style:style style:name="T31" style:family="text">
      <style:text-properties officeooo:rsid="0039eae9"/>
    </style:style>
    <style:style style:name="T32" style:family="text">
      <style:text-properties officeooo:rsid="003abe0f"/>
    </style:style>
    <style:style style:name="T33" style:family="text">
      <style:text-properties officeooo:rsid="003b66b9"/>
    </style:style>
    <style:style style:name="T34" style:family="text">
      <style:text-properties officeooo:rsid="003c55fe"/>
    </style:style>
    <style:style style:name="T35" style:family="text">
      <style:text-properties officeooo:rsid="003d7d75"/>
    </style:style>
    <style:style style:name="T36" style:family="text">
      <style:text-properties officeooo:rsid="003e9e5c"/>
    </style:style>
    <style:style style:name="T37" style:family="text">
      <style:text-properties officeooo:rsid="0025cc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0">C</text:span>u<text:span text:style-name="T20">estionario </text:span><text:span text:style-name="T11">GardenCoach</text:span></text:p>
      <text:p text:style-name="Text_20_body"/>
      <text:p text:style-name="P1"><text:tab/><text:tab/></text:p>
      <text:h text:style-name="Heading_20_2" text:outline-level="2">Cuando el cliente baja la app de IOS o Android</text:h>
      <text:p text:style-name="P16">_____Lo primero que debe hacer es decir quien es (autentificarse).</text:p>
      <text:p text:style-name="P16">_____El cliente <text:s/>navega en forma libre ,<text:span text:style-name="T34">hasta que necesita <text:s/>comprar es cuando debe registrarse.</text:span></text:p>
      <text:p text:style-name="P16">_____<text:span text:style-name="T35">La opción premiun accede a información exclusiva</text:span></text:p>
      <text:p text:style-name="P16">_____<text:span text:style-name="T1">El cliente se autentifica por correo o por redes sociales (sugerido).</text:span></text:p>
      <text:p text:style-name="P16">_____<text:span text:style-name="T1">El cliente se autentifica por un <text:s/>registro interno de la aplicación.</text:span></text:p>
      <text:p text:style-name="P16"/>
      <text:p text:style-name="P16"/>
      <text:p text:style-name="P13">_____ <text:span text:style-name="T28">Adicionalmente ingresare yo clientes</text:span></text:p>
      <text:p text:style-name="P12"/>
      <text:h text:style-name="P20" text:outline-level="2">Administración <text:s/>de clientes</text:h>
      <text:p text:style-name="P14"/>
      <text:p text:style-name="P9">_____ <text:span text:style-name="T28">No se contempla información comercial, esto se hará al pagar</text:span></text:p>
      <text:p text:style-name="P9">______<text:span text:style-name="T36">Es la primera vista que tiene el cliente</text:span></text:p>
      <text:p text:style-name="P9"/>
      <text:p text:style-name="Subtitle">Productos</text:p>
      <text:p text:style-name="P10"/>
      <text:h text:style-name="Heading_20_2" text:outline-level="2">La <text:span text:style-name="T22">segunda </text:span><text:s/><text:span text:style-name="T3">vista </text:span><text:s/>que <text:span text:style-name="T3">tiene</text:span> el cliente es </text:h>
      <text:p text:style-name="P17">_____ <text:span text:style-name="T2">Productos </text:span></text:p>
      <text:p text:style-name="P17">_____ <text:span text:style-name="T2">Servicios</text:span></text:p>
      <text:p text:style-name="P17">_____ <text:span text:style-name="T2">Una mezcla de ambos</text:span></text:p>
      <text:p text:style-name="P17">_____ <text:span text:style-name="T2">Una descripción de la app</text:span></text:p>
      <text:p text:style-name="P17"/>
      <text:p text:style-name="P17"/>
      <text:h text:style-name="P21" text:outline-level="2">La vista de productos</text:h>
      <text:p text:style-name="P2">_____ <text:s/><text:span text:style-name="T3">Los tipos en los cuales se clasifican los productos son pocos, unos 10</text:span></text:p>
      <text:p text:style-name="P2">_____ <text:s/><text:span text:style-name="T3">Cada producto dispondrá de una foto</text:span></text:p>
      <text:p text:style-name="P2">_____ <text:s/>Ha<text:span text:style-name="T3">y muchos productos sin fotos</text:span></text:p>
      <text:p text:style-name="P2"><text:soft-page-break/>_____ <text:s/><text:span text:style-name="T4">El cliente puede comprar varios productos a la vez</text:span></text:p>
      <text:p text:style-name="P2">_____ <text:span text:style-name="T4">Hay descuentos por algún criterio</text:span></text:p>
      <text:p text:style-name="P2">_____ <text:span text:style-name="T4">El precio es individual y la administración lo ingresa por cada productos</text:span></text:p>
      <text:p text:style-name="P2">_____ <text:span text:style-name="T4">Se pondrán avisos en los productos</text:span></text:p>
      <text:p text:style-name="P2">_____ <text:span text:style-name="T5">Fuera de los tipos ,hay subtipos, como plantas de interior y plantas de exterior</text:span></text:p>
      <text:p text:style-name="P2">_____ <text:span text:style-name="T5">Existirá opción de comunicarse con alguien para preguntar como correo</text:span></text:p>
      <text:p text:style-name="P2">_____ <text:span text:style-name="T5">Existirá opción de mandar un mensaje de texto por celulares </text:span></text:p>
      <text:p text:style-name="P2">_____ <text:span text:style-name="T5">En ocasiones habrán productos existentes que no estén disponibles</text:span></text:p>
      <text:p text:style-name="P2">_____ Se informa el número de los vendidos</text:p>
      <text:p text:style-name="P2">_____Se informa el número de los vendidos solamente si son, mas de cierta cantidad</text:p>
      <text:p text:style-name="P2">_____Las descripciones de los productos son individuales (no se repiten del tipo)</text:p>
      <text:p text:style-name="P2">_____Pueden ser regalo a un tercero</text:p>
      <text:p text:style-name="P2">____ Lo<text:span text:style-name="T7">s productos van sin</text:span> precio, el cliente tiene que consultar</text:p>
      <text:p text:style-name="P2">____ El<text:span text:style-name="T19"> precio depende del producto</text:span></text:p>
      <text:p text:style-name="P2">____ Cada <text:span text:style-name="T7">producto desplegado muestra una ficha con más detalle y posiblemente más fotos</text:span></text:p>
      <text:p text:style-name="P2">____ <text:span text:style-name="T7">Los productos se muestran todos de la misma manera</text:span></text:p>
      <text:p text:style-name="P2">____ <text:span text:style-name="T9">Pueden ser varias unidades del mismo producto,deben manejarse unidades,cajas y mas.</text:span></text:p>
      <text:p text:style-name="P2">____<text:span text:style-name="T20">El cliente tiene productos preferidos y productos eliminados de su sistema</text:span></text:p>
      <text:p text:style-name="P2"/>
      <text:h text:style-name="P22" text:outline-level="2"><text:span text:style-name="T28">S</text:span>tock de los productos</text:h>
      <text:p text:style-name="P3">____ <text:span text:style-name="T8">Hay productos que no tienen unidades en bodega</text:span></text:p>
      <text:p text:style-name="P3">____ No<text:span text:style-name="T8"> se necesita registrar el stock de los productos</text:span></text:p>
      <text:p text:style-name="P3">____ <text:span text:style-name="T8">Se necesita saber cuantos productos existen en bodega</text:span></text:p>
      <text:p text:style-name="P3">____ <text:span text:style-name="T8">Es conveniente que el sistema avise cuando se alcanza un stock crítico</text:span></text:p>
      <text:p text:style-name="P3">____ <text:span text:style-name="T8">Se pueden comprar productos que debieran estar en bodega , sin embargo no hay</text:span></text:p>
      <text:p text:style-name="P3">____ <text:span text:style-name="T8">El sistema no sugiere cuantas unidades se deben comprar</text:span></text:p>
      <text:p text:style-name="P3">____ <text:span text:style-name="T8">Los productos en transito (aquellos que no pasan por la Bodega física) también se registran</text:span></text:p>
      <text:p text:style-name="P3">____<text:span text:style-name="T19">Se registrara el precio de compra para <text:s/>una valorización del inventario</text:span></text:p>
      <text:p text:style-name="P3"/>
      <text:p text:style-name="P3"><text:soft-page-break/></text:p>
      <text:h text:style-name="P23" text:outline-level="2">Compromiso de entrega</text:h>
      <text:p text:style-name="P4">___ <text:span text:style-name="T9">El compromiso de entrega depende del producto, </text:span><text:span text:style-name="T10">no</text:span><text:span text:style-name="T9"> del tipo del productos </text:span></text:p>
      <text:p text:style-name="P5">___ <text:span text:style-name="T9">El compromiso de entrega depende del sector</text:span></text:p>
      <text:p text:style-name="P5">___ <text:span text:style-name="T9">El cliente se compromete por calendario a una fecha dada dentro de las disponibles</text:span></text:p>
      <text:p text:style-name="P5">___ <text:span text:style-name="T20">Se entregan productos en ciertas comunas </text:span></text:p>
      <text:p text:style-name="P5">___ <text:span text:style-name="T20">Se mandan los productos a partir de tal día, el cliente debe estar atento</text:span></text:p>
      <text:p text:style-name="P8">___ La administración se entera por <text:s/>whatsapp <text:span text:style-name="T23">del compromiso con el cliente.</text:span></text:p>
      <text:p text:style-name="P8">___ <text:span text:style-name="T23">Es posible ver en la aplicación una lista del estado de los compromisos</text:span></text:p>
      <text:p text:style-name="P8">___ <text:span text:style-name="T23">La entrega no es necesariamente la dirección del cliente</text:span></text:p>
      <text:h text:style-name="P24" text:outline-level="2"><text:span text:style-name="T23">P</text:span>ago</text:h>
      <text:p text:style-name="P6">___ <text:span text:style-name="T23">Hay varias empresas en Chile que prestan este servicio, me es indiferente cual</text:span></text:p>
      <text:p text:style-name="P6">___ <text:span text:style-name="T23">Hay una empresa con la que deseo trabajar</text:span></text:p>
      <text:p text:style-name="P6">___<text:span text:style-name="T23">Deseo ver las alternativas con mi contador</text:span></text:p>
      <text:p text:style-name="P6">___<text:span text:style-name="T23">No hay cupones por pago</text:span></text:p>
      <text:p text:style-name="P6">___<text:span text:style-name="T23">Se paga el cien% de la compra</text:span></text:p>
      <text:h text:style-name="P25" text:outline-level="2">Despacho</text:h>
      <text:p text:style-name="P6">___ <text:span text:style-name="T24">La administración despacha, no existen terceros.</text:span></text:p>
      <text:p text:style-name="P6">___ Se<text:span text:style-name="T25"> registra información del despacho.</text:span></text:p>
      <text:p text:style-name="P6">___ <text:span text:style-name="T26">El cliente firma en el celular, la recepción conforme</text:span></text:p>
      <text:p text:style-name="P6">___ <text:span text:style-name="T26">El sistema <text:s/>no entrega orientación respecto a la coordinación de despachos similares</text:span></text:p>
      <text:p text:style-name="P6">___ <text:span text:style-name="T26">Se desea registrar el costo unitario del despacho</text:span></text:p>
      <text:p text:style-name="P6"/>
      <text:h text:style-name="P26" text:outline-level="2">Satisfacción del cliente</text:h>
      <text:p text:style-name="P7">___ <text:s/><text:span text:style-name="T27">Cuando el <text:s/>cliente vea su app se le consulta</text:span></text:p>
      <text:p text:style-name="P7">___ <text:s/><text:span text:style-name="T27">Se le manda un correo para consultar</text:span></text:p>
      <text:p text:style-name="P7">___ <text:s/><text:span text:style-name="T27">Las calificaciones buenas y malas son públicas</text:span></text:p>
      <text:p text:style-name="P7"/>
      <text:p text:style-name="P6"><text:soft-page-break/></text:p>
      <text:p text:style-name="P6"/>
      <text:p text:style-name="P6"/>
      <text:p text:style-name="P6"/>
      <text:p text:style-name="Subtitle">Servicios</text:p>
      <text:p text:style-name="P4"/>
      <text:p text:style-name="P3"/>
      <text:p text:style-name="P11">____ Al consultar sobre servicios en páginas web , observamos que estos no tienen precio,<text:span text:style-name="T29">por lo cual consideramos que lo que se desea es una visita de presupuesto.</text:span></text:p>
      <text:p text:style-name="P11">___ <text:span text:style-name="T30">El cliente selecciona un servicio o conjunto de servicios por el cual desea ser atendido</text:span></text:p>
      <text:p text:style-name="P11">___<text:span text:style-name="T30">Indica la ubicación en donde desea el trabajo</text:span></text:p>
      <text:p text:style-name="P11">___<text:span text:style-name="T30">Si desea varios trabajos en varias partes se registran cada uno de estos</text:span></text:p>
      <text:p text:style-name="P11">___ <text:span text:style-name="T30">Aparece un calendario de disponibilidad</text:span></text:p>
      <text:p text:style-name="P11">___<text:span text:style-name="T31">La administración <text:s/>recibe un WSP <text:s/>para que vea la aplicación y revise el contacto</text:span></text:p>
      <text:p text:style-name="P11">__ <text:span text:style-name="T32">En la visita de presupuesto se calendariza las vistas de la cuadrilla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8">Preguntas</text:p>
      <text:p text:style-name="P28"/>
      <text:list xml:id="list3584871983" text:style-name="L1">
        <text:list-item>
          <text:p text:style-name="P34"><text:span text:style-name="T12">Mas o menos , </text:span><text:span text:style-name="T13">¿</text:span><text:span text:style-name="T12">Cu</text:span><text:span text:style-name="T13">á</text:span><text:span text:style-name="T12">nt</text:span><text:span text:style-name="T13">o</text:span><text:span text:style-name="T12">s productos hay por tipo o familia de productos</text:span><text:span text:style-name="T13">?¿Cuántas familias de productos hay? <text:s/>¿La familia con más productos,como cuantos tendrá? (Estas preguntas tienen sentido en el contexto de como serán presentados los productos</text:span><text:span text:style-name="T14">)</text:span></text:p>
        </text:list-item>
        <text:list-item>
          <text:p text:style-name="P35"><text:span text:style-name="T11">¿</text:span><text:span text:style-name="T14">E</text:span><text:span text:style-name="T11">xiste algún criterio de descuento que debamos considerar?</text:span></text:p>
        </text:list-item>
        <text:list-item>
          <text:p text:style-name="P29">En los productos podrían ponerse avisos ya sea saltos dentro de la misma APP o fuera del sitio. ¿Es de tu interés?</text:p>
        </text:list-item>
        <text:list-item>
          <text:p text:style-name="P36"><text:soft-page-break/><text:span text:style-name="T11">El número de unidades no se mostraría. Pero si ingresas las cantidades que compras podríamos llevar </text:span><text:span text:style-name="T15">un registro de stock, eso </text:span><text:span text:style-name="T16">te obligaría</text:span><text:span text:style-name="T15"> a <text:s/>informarle a la APP que hiciste una compra. </text:span><text:span text:style-name="T17">Te daría más orden eso si</text:span><text:span text:style-name="T15">.¿Es de tu interés?</text:span></text:p>
        </text:list-item>
        <text:list-item>
          <text:p text:style-name="P37"><text:span text:style-name="T15">S</text:span><text:span text:style-name="T11">i ademas ingresas el precio del producto, podrías valorizar tu inventario ¿Es de t</text:span><text:span text:style-name="T18">u</text:span><text:span text:style-name="T11"> interés?</text:span></text:p>
        </text:list-item>
        <text:list-item>
          <text:p text:style-name="P30">El cliente ingresa sus datos. Tu también deseas ingresar clientes al sistema?</text:p>
        </text:list-item>
        <text:list-item>
          <text:p text:style-name="P31">Cuando compren cosas que no están en el inventario. ¿Tu piensas ingresarlas al sistema… o No se justifica.?</text:p>
          <text:p text:style-name="P32">Cuando existe un stock de 5 y desean comprar 7.<text:span text:style-name="T37">¿</text:span>La venta igual se hace? ¿Depende del producto?</text:p>
        </text:list-item>
        <text:list-item>
          <text:p text:style-name="P33">¿Cuando se hace una venta como te enteras?...¿Piensas monitorear la aplicación?</text:p>
        </text:list-item>
        <text:list-item>
          <text:p text:style-name="P33">El calendario con que se compromete el <text:s/>cliente.¿ Es independiente del producto.? ¿Dependerá del sector ?</text:p>
        </text:list-item>
        <text:list-item>
          <text:p text:style-name="P33">¿Cual es tu teléfono?</text:p>
        </text:list-item>
      </text:list>
      <text:p text:style-name="P27"/>
      <text:p text:style-name="P11"/>
      <text:p text:style-name="P11"/>
      <text:p text:style-name="P11"/>
      <text:p text:style-name="P18"/>
      <text:p text:style-name="P18"/>
      <text:p text:style-name="P16">Productos</text:p>
      <text:p text:style-name="P15"><text:a xlink:type="simple" xlink:href="http://www.gardencenterchile.cl/servicios/" text:style-name="Internet_20_link" text:visited-style-name="Visited_20_Internet_20_Link"><text:span text:style-name="T6">GardenCenter</text:span></text:a></text:p>
      <text:p text:style-name="P15"><text:a xlink:type="simple" xlink:href="http://www.plantasdeinterior.cl/plantas" text:style-name="Internet_20_link" text:visited-style-name="Visited_20_Internet_20_Link"><text:span text:style-name="T7">Plantas de interior</text:span></text:a></text:p>
      <text:p text:style-name="P15"/>
      <text:p text:style-name="P16">Servicios</text:p>
      <text:p text:style-name="P15"><text:a xlink:type="simple" xlink:href="https://www.habitissimo.cl/presupuesto/landing?kw=Jardineros-En-Santiago&amp;service=jardineros&amp;campaign=0BhBBJ1g/EBgLHBxLLhgaPk0VOSM3PxheLBEnRw==&amp;group=0BhBBJ1g/EBgLHA==&amp;keyword=jardineria&amp;match=e&amp;network=g&amp;creative=173151053697&amp;adposition=1t1&amp;aceid=&amp;placement=&amp;mobile=&amp;uid=AMsySZZ_wjuHVAF3G9YjTjIhS8er&amp;utm_source=adwords&amp;show_state=false&amp;cid=349884844&amp;gid=24538231084&amp;aid=173151053697&amp;gclid=CjwKCAjw0oveBRAmEiwAzf6_rBUOAoyqihD4WbMPGBKRHbFYdXN88wvKgT7vt3FDDGTgYVjlTN87gxoCMbQQAvD_BwE&amp;gclsrc=aw.ds#1" text:style-name="Internet_20_link" text:visited-style-name="Visited_20_Internet_20_Link"><text:span text:style-name="T6">Habitissimo</text:span></text:a></text:p>
      <text:p text:style-name="P15"><text:a xlink:type="simple" xlink:href="http://www.tujardin.cl/diseno.html" text:style-name="Internet_20_link" text:visited-style-name="Visited_20_Internet_20_Link"><text:span text:style-name="T21">Tu jardin</text:span></text:a></text:p>
      <text:p text:style-name="P15"><text:a xlink:type="simple" xlink:href="https://www.cactuspaisajismo.cl/servicios/mantencion-areas-verdes/?gclid=Cj0KCQjw9ZDeBRD9ARIsAMbAmoZ4i61VevtuMbLII01C35fuPVOovMT6mbrGE0JMuv71lJEC6UUgU6AaAmDJEALw_wcB" text:style-name="Internet_20_link" text:visited-style-name="Visited_20_Internet_20_Link"><text:span text:style-name="T33">Cactus paisajism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6:39:57.265000000</meta:creation-date>
    <dc:date>2018-10-19T11:08:08.280000000</dc:date>
    <meta:editing-duration>PT8H31M46S</meta:editing-duration>
    <meta:editing-cycles>30</meta:editing-cycles>
    <meta:generator>LibreOffice/6.1.0.3$Windows_X86_64 LibreOffice_project/efb621ed25068d70781dc026f7e9c5187a4decd1</meta:generator>
    <meta:document-statistic meta:table-count="0" meta:image-count="0" meta:object-count="0" meta:page-count="7" meta:paragraph-count="101" meta:word-count="977" meta:character-count="5862" meta:non-whitespace-character-count="4975"/>
  </office:meta>
</office:document-meta>
</file>